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marker-start-width="0.5cm" draw:fill="none" draw:fill-color="#ffffff" draw:textarea-horizontal-align="left" draw:auto-grow-height="true" draw:auto-grow-width="false" fo:min-height="2.234cm" fo:min-width="10.816cm"/>
    </style:style>
    <style:style style:name="gr2" style:family="graphic" style:parent-style-name="standard">
      <style:graphic-properties draw:stroke="solid" svg:stroke-color="#000000" draw:marker-start-width="0.5cm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color="#000000" draw:marker-start-width="0.5cm" draw:fill="none" draw:fill-color="#ffffff" draw:textarea-horizontal-align="left" draw:auto-grow-height="true" draw:auto-grow-width="false" fo:min-height="0cm" fo:min-width="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true" fo:text-indent="0cm"/>
    </style:style>
    <style:style style:name="P3" style:family="paragraph">
      <style:paragraph-properties fo:margin-left="0cm" fo:margin-right="0cm" fo:text-indent="0cm"/>
      <style:text-properties style:text-underline-style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text:enable-numbering="false" fo:text-indent="0cm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3" draw:id="id1" draw:layer="layout" svg:width="11.5cm" svg:height="2.484cm" svg:x="14.5cm" svg:y="1.016cm">
          <draw:text-box>
            <text:list text:style-name="L1">
              <text:list-item>
                <text:p text:style-name="P1"><text:span text:style-name="T1">Gui/*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application class (singleton) passed around everywhere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commandline parsing, windows, etc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not really modular</text:span></text:p>
              </text:list-item>
            </text:list>
          </draw:text-box>
        </draw:frame>
        <draw:frame draw:style-name="gr2" draw:text-style-name="P3" draw:id="id2" draw:layer="layout" svg:width="4.997cm" svg:height="2.384cm" svg:x="5.08cm" svg:y="5.116cm">
          <draw:text-box>
            <text:list text:style-name="L1">
              <text:list-item>
                <text:p text:style-name="P1"><text:span text:style-name="T1">Lib/Document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layer list, stroke state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undo/redo stack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save/load OpenRaster</text:span></text:p>
              </text:list-item>
            </text:list>
          </draw:text-box>
        </draw:frame>
        <draw:connector draw:style-name="gr3" draw:text-style-name="P4" draw:layer="layout" draw:type="curve" svg:x1="20.25cm" svg:y1="3.5cm" svg:x2="7.578cm" svg:y2="5.116cm" draw:start-shape="id1" draw:start-glue-point="2" draw:end-shape="id2" svg:d="m20250 3500c0 1212-12672 404-12672 1616">
          <text:p text:style-name="P1"/>
        </draw:connector>
        <draw:frame draw:style-name="gr2" draw:text-style-name="P3" draw:id="id3" draw:layer="layout" svg:width="3.275cm" svg:height="1.436cm" svg:x="20.5cm" svg:y="11.5cm">
          <draw:text-box>
            <text:p text:style-name="P1"><text:span text:style-name="T1">PyGTK</text:span></text:p>
            <text:p text:style-name="P5"><text:span text:style-name="T2">external library</text:span></text:p>
          </draw:text-box>
        </draw:frame>
        <draw:connector draw:style-name="gr3" draw:text-style-name="P4" draw:layer="layout" draw:type="curve" svg:x1="20.25cm" svg:y1="3.5cm" svg:x2="22.137cm" svg:y2="11.5cm" draw:start-shape="id1" draw:start-glue-point="2" draw:end-shape="id3" svg:d="m20250 3500c0 6000 1887 2000 1887 8000">
          <text:p text:style-name="P1"/>
        </draw:connector>
        <draw:frame draw:style-name="gr2" draw:text-style-name="P3" draw:id="id4" draw:layer="layout" svg:width="7.423cm" svg:height="2.384cm" svg:x="9.077cm" svg:y="9.116cm">
          <draw:text-box>
            <text:list text:style-name="L1">
              <text:list-item>
                <text:p text:style-name="P1"><text:span text:style-name="T1">Lib/Brush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load and save brushes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allow brush settings to be observed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manage thumbnail images</text:span></text:p>
              </text:list-item>
            </text:list>
          </draw:text-box>
        </draw:frame>
        <draw:connector draw:style-name="gr3" draw:text-style-name="P4" draw:layer="layout" draw:type="curve" svg:x1="7.578cm" svg:y1="7.5cm" svg:x2="12.788cm" svg:y2="9.116cm" draw:start-shape="id2" draw:start-glue-point="2" draw:end-shape="id4" draw:end-glue-point="0" svg:d="m7578 7500c0 1212 5210 404 5210 1616">
          <text:p text:style-name="P1"/>
        </draw:connector>
        <draw:frame draw:style-name="gr2" draw:text-style-name="P3" draw:id="id5" draw:layer="layout" svg:width="5.92cm" svg:height="2.384cm" svg:x="2.157cm" svg:y="9cm">
          <draw:text-box>
            <text:list text:style-name="L1">
              <text:list-item>
                <text:p text:style-name="P1"><text:span text:style-name="T1">Lib/TiledSurface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tile memory management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mostly Python, some c++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draw_dab() implementaiton</text:span></text:p>
              </text:list-item>
            </text:list>
          </draw:text-box>
        </draw:frame>
        <draw:connector draw:style-name="gr3" draw:text-style-name="P4" draw:layer="layout" draw:type="curve" svg:x1="7.578cm" svg:y1="7.5cm" svg:x2="5.117cm" svg:y2="9cm" draw:start-shape="id2" draw:start-glue-point="2" draw:end-shape="id5" svg:d="m7578 7500c0 1125-2461 375-2461 1500">
          <text:p text:style-name="P1"/>
        </draw:connector>
        <draw:frame draw:style-name="gr2" draw:text-style-name="P3" draw:id="id8" draw:layer="layout" svg:width="3.275cm" svg:height="1.436cm" svg:x="1.725cm" svg:y="18cm">
          <draw:text-box>
            <text:p text:style-name="P1"><text:span text:style-name="T1">NumPy</text:span></text:p>
            <text:p text:style-name="P5"><text:span text:style-name="T2">external library</text:span></text:p>
          </draw:text-box>
        </draw:frame>
        <draw:frame draw:style-name="gr4" draw:text-style-name="P3" draw:id="id6" draw:layer="layout" svg:width="5cm" svg:height="2.858cm" svg:x="8cm" svg:y="15cm">
          <draw:text-box>
            <text:list text:style-name="L1">
              <text:list-item>
                <text:p text:style-name="P1"><text:span text:style-name="T1">Brushlib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brush dynamics 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no pixel manipulations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C++ API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LGPL</text:span></text:p>
              </text:list-item>
            </text:list>
          </draw:text-box>
        </draw:frame>
        <draw:connector draw:style-name="gr3" draw:text-style-name="P4" draw:layer="layout" draw:type="curve" svg:x1="5.117cm" svg:y1="11.384cm" svg:x2="10.5cm" svg:y2="15cm" draw:start-shape="id5" draw:end-shape="id6" draw:end-glue-point="0" svg:d="m5117 11384c0 2712 5383 904 5383 3616">
          <text:p text:style-name="P1"/>
        </draw:connector>
        <draw:connector draw:style-name="gr3" draw:text-style-name="P4" draw:layer="layout" draw:type="curve" svg:x1="12.788cm" svg:y1="11.5cm" svg:x2="10.5cm" svg:y2="15cm" draw:start-shape="id4" draw:end-shape="id6" svg:d="m12788 11500c0 2625-2288 875-2288 3500">
          <text:p text:style-name="P1"/>
        </draw:connector>
        <draw:frame draw:style-name="gr2" draw:text-style-name="P3" draw:id="id7" draw:layer="layout" svg:width="5.492cm" svg:height="2.384cm" svg:x="22.008cm" svg:y="5.5cm">
          <draw:text-box>
            <text:list text:style-name="L1">
              <text:list-item>
                <text:p text:style-name="P1"><text:span text:style-name="T1">Gui/Keyboard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TODO: currently in Gui/*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keyboard action handling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KeyReleased events...</text:span></text:p>
              </text:list-item>
            </text:list>
          </draw:text-box>
        </draw:frame>
        <draw:connector draw:style-name="gr3" draw:text-style-name="P4" draw:layer="layout" draw:type="curve" svg:x1="20.25cm" svg:y1="3.5cm" svg:x2="24.754cm" svg:y2="5.5cm" draw:start-shape="id1" draw:start-glue-point="2" draw:end-shape="id7" draw:end-glue-point="0" svg:d="m20250 3500c0 1500 4504 500 4504 2000">
          <text:p text:style-name="P1"/>
        </draw:connector>
        <draw:connector draw:style-name="gr3" draw:text-style-name="P4" draw:layer="layout" draw:type="curve" svg:x1="24.754cm" svg:y1="7.884cm" svg:x2="22.137cm" svg:y2="11.5cm" draw:start-shape="id7" draw:start-glue-point="2" draw:end-shape="id3" draw:end-glue-point="0" svg:d="m24754 7884c0 2712-2617 904-2617 3616">
          <text:p text:style-name="P1"/>
        </draw:connector>
        <draw:connector draw:style-name="gr3" draw:text-style-name="P4" draw:layer="layout" draw:type="curve" svg:x1="5.117cm" svg:y1="11.384cm" svg:x2="3.362cm" svg:y2="18cm" draw:start-shape="id5" draw:start-glue-point="2" draw:end-shape="id8" draw:end-glue-point="0" svg:d="m5117 11384c0 4962-1755 1654-1755 6616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4-26T21:56:47</meta:creation-date>
    <dc:date>2009-04-26T23:23:04</dc:date>
    <meta:editing-cycles>3</meta:editing-cycles>
    <meta:editing-duration>PT1H24M20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